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72e" officeooo:paragraph-rsid="001cd72e"/>
    </style:style>
    <style:style style:name="T1" style:family="text">
      <style:text-properties officeooo:rsid="001cd7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GPIO g</text:span>nenurally <text:span text:style-name="T1">used</text:span> fo<text:span text:style-name="T1">r:</text:span></text:p>
      <text:p text:style-name="Standard"><text:tab/>Reading digital Bignals</text:p>
      <text:p text:style-name="Standard"><text:tab/><text:span text:style-name="T1">Showing interupts</text:span></text:p>
      <text:p text:style-name="Standard"><text:tab/>Dara bu<text:span text:style-name="T1">s</text:span></text:p>
      <text:p text:style-name="Standard"/>
      <text:p text:style-name="Standard">G1P10 -&gt;16 pins</text:p>
      <text:p text:style-name="Standard"><text:span text:style-name="T1">G</text:span>PIO PIN:</text:p>
      <text:p text:style-name="Standard"><text:tab/>Valux <text:span text:style-name="T1">of</text:span> two Voltage seltings u<text:span text:style-name="T1">se program each pin.</text:span></text:p>
      <text:p text:style-name="P1">GPIO Port:</text:p>
      <text:p text:style-name="Standard"><text:tab/><text:span text:style-name="T1">M</text:span>any pin join togeth<text:span text:style-name="T1">er</text:span> is callad port</text:p>
      <text:p text:style-name="Standard"><text:span text:style-name="T1">M</text:span>utiplaxuing</text:p>
      <text:p text:style-name="Standard">PIN</text:p>
      <text:p text:style-name="Standard">GPIO UART</text:p>
      <text:p text:style-name="Standard">we can aut pin <text:span text:style-name="T1">GPIO</text:span> ,<text:span text:style-name="T1">U</text:span>ART et<text:span text:style-name="T1">c</text:span> i<text:span text:style-name="T1">s</text:span> <text:span text:style-name="T1">c</text:span>alled multi<text:span text:style-name="T1">plexing</text:span></text:p>
      <text:p text:style-name="Standard"/>
      <text:p text:style-name="Standard">if enable '<text:span text:style-name="T1">li</text:span>ne is <text:span text:style-name="T1">1</text:span> it is Oulput buffe<text:span text:style-name="T1">r.</text:span></text:p>
      <text:p text:style-name="Standard">if enable l<text:span text:style-name="T1">in</text:span>e is <text:span text:style-name="T1">0</text:span> it i input bu<text:span text:style-name="T1">ff</text:span>er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4T22:17:50.816558532</meta:creation-date>
    <meta:generator>LibreOffice/6.4.7.2$Linux_X86_64 LibreOffice_project/40$Build-2</meta:generator>
    <dc:date>2024-02-15T06:25:48.144683587</dc:date>
    <meta:editing-duration>PT9M19S</meta:editing-duration>
    <meta:editing-cycles>1</meta:editing-cycles>
    <meta:document-statistic meta:table-count="0" meta:image-count="0" meta:object-count="0" meta:page-count="1" meta:paragraph-count="15" meta:word-count="66" meta:character-count="355" meta:non-whitespace-character-count="299"/>
  </office:meta>
</office:document-meta>
</file>